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3cm" fo:min-width="17.026cm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12.45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2.1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/>
    </style:style>
    <style:style style:name="gr9" style:family="graphic" style:parent-style-name="objectwithoutfill">
      <style:graphic-properties svg:stroke-color="#0066b3" draw:marker-end="Arrow" draw:marker-end-width="0.3cm" draw:fill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a65d"/>
    </style:style>
    <style:style style:name="P7" style:family="paragraph">
      <loext:graphic-properties draw:fill="none" draw:fill-color="#ffffff"/>
      <style:text-properties fo:color="#00a65d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fo:color="#0066b3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66b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526cm" svg:height="5.08cm" svg:x="5.0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54cm" svg:height="5.08cm" svg:x="5.08cm" svg:y="0.9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66cm" svg:height="1.778cm" svg:x="25.314cm" svg:y="1.466cm">
          <text:p text:style-name="P2"><text:span text:style-name="T1">PCI Bar 2 (Config/IO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66cm" svg:height="1.778cm" svg:x="5.314cm" svg:y="9.366cm">
          <text:p text:style-name="P2"><text:span text:style-name="T1">PCI Config (IO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66cm" svg:height="1.778cm" svg:x="13.214cm" svg:y="9.366cm">
          <text:p text:style-name="P2"><text:span text:style-name="T1">PCI Bar 4 (MSI-X/IO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2.286cm" svg:x="24.878cm" svg:y="6.612cm">
          <text:p text:style-name="P1"><text:span text:style-name="T2">IOMM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762cm" svg:height="1.038cm" svg:x="0.508cm" svg:y="1.524cm">
          <draw:text-box>
            <text:p><text:span text:style-name="T1">Guest VM</text:span></text:p>
          </draw:text-box>
        </draw:frame>
        <draw:frame draw:style-name="gr5" draw:text-style-name="P4" draw:layer="layout" svg:width="4.198cm" svg:height="1.038cm" svg:x="0.508cm" svg:y="8.624cm">
          <draw:text-box>
            <text:p><text:span text:style-name="T1">Hypervisor</text:span></text:p>
          </draw:text-box>
        </draw:frame>
        <draw:line draw:style-name="gr6" draw:text-style-name="P5" draw:layer="layout" svg:x1="8.89cm" svg:y1="4.572cm" svg:x2="8.89cm" svg:y2="9.366cm">
          <text:p/>
        </draw:line>
        <draw:line draw:style-name="gr6" draw:text-style-name="P5" draw:layer="layout" svg:x1="14.882cm" svg:y1="4.545cm" svg:x2="14.882cm" svg:y2="9.368cm">
          <text:p/>
        </draw:line>
        <draw:line draw:style-name="gr6" draw:text-style-name="P5" draw:layer="layout" svg:x1="18.034cm" svg:y1="1.778cm" svg:x2="25.314cm" svg:y2="1.778cm">
          <text:p/>
        </draw:line>
        <draw:custom-shape draw:style-name="gr7" draw:text-style-name="P2" draw:layer="layout" svg:width="4.064cm" svg:height="3.048cm" svg:x="30.826cm" svg:y="8.688cm">
          <text:p text:style-name="P2"><text:span text:style-name="T1">hardw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draw:layer="layout" svg:width="10.366cm" svg:height="1.825cm" svg:x="5.128cm" svg:y="2.747cm">
          <draw:text-box>
            <text:p text:style-name="P6"><text:span text:style-name="T3">Trap to hypervisor for access</text:span></text:p>
            <text:p text:style-name="P6"><text:span text:style-name="T3">to PCI config and MSI-X</text:span></text:p>
          </draw:text-box>
        </draw:frame>
        <draw:frame draw:style-name="gr5" draw:text-style-name="P7" draw:layer="layout" svg:width="4.625cm" svg:height="1.038cm" svg:x="19.05cm" svg:y="2.01cm">
          <draw:text-box>
            <text:p text:style-name="P6"><text:span text:style-name="T3">Direct MMIO</text:span></text:p>
          </draw:text-box>
        </draw:frame>
        <draw:line draw:style-name="gr8" draw:text-style-name="P5" draw:layer="layout" svg:x1="32.68cm" svg:y1="3.244cm" svg:x2="32.766cm" svg:y2="8.89cm">
          <text:p/>
        </draw:line>
        <draw:line draw:style-name="gr9" draw:text-style-name="P5" draw:layer="layout" svg:x1="31.75cm" svg:y1="9.398cm" svg:x2="28.688cm" svg:y2="7.62cm">
          <text:p/>
        </draw:line>
        <draw:line draw:style-name="gr9" draw:text-style-name="P5" draw:layer="layout" svg:x1="31.076cm" svg:y1="10.524cm" svg:x2="26.902cm" svg:y2="9.05cm">
          <text:p/>
        </draw:line>
        <draw:line draw:style-name="gr9" draw:text-style-name="P5" draw:layer="layout" svg:x1="26.902cm" svg:y1="9.05cm" svg:x2="17.018cm" svg:y2="6.038cm">
          <text:p/>
        </draw:line>
        <draw:frame draw:style-name="gr5" draw:text-style-name="P8" draw:layer="layout" svg:width="7.026cm" svg:height="1.825cm" svg:x="24.724cm" svg:y="4.683cm">
          <draw:text-box>
            <text:p><text:span text:style-name="T4">IOMMU-based DMA</text:span></text:p>
            <text:p><text:span text:style-name="T4">is based on GPA</text:span></text:p>
          </draw:text-box>
        </draw:frame>
        <draw:frame draw:style-name="gr5" draw:text-style-name="P8" draw:layer="layout" svg:width="7.648cm" svg:height="1.825cm" svg:x="23.524cm" svg:y="10.184cm">
          <draw:text-box>
            <text:p><text:span text:style-name="T4">IRQ is injected via</text:span></text:p>
            <text:p><text:span text:style-name="T4">IOMMU or hyperviso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12:50:07.925785310</dc:date>
    <meta:editing-duration>PT6H58M59S</meta:editing-duration>
    <meta:editing-cycles>222</meta:editing-cycles>
    <meta:generator>LibreOffice/6.0.7.3$Linux_X86_64 LibreOffice_project/00m0$Build-3</meta:generator>
    <meta:document-statistic meta:object-count="43"/>
  </office:meta>
</office:document-meta>
</file>